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gas 1</text:p>
          </draw:text-box>
        </draw:frame>
        <draw:frame presentation:style-name="pr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Buat </text:span><text:span text:style-name="T2">algoritma </text:span><text:span text:style-name="T1">untuk menghitung akar-akar persamaan kuadrat dengan rumus:</text:span></text:p>
                <text:p text:style-name="P1"><text:span text:style-name="T2">D = b</text:span><text:span text:style-name="T3">2</text:span><text:span text:style-name="T2"> – 4 * a * c</text:span></text:p>
                <text:p text:style-name="P2"><text:span text:style-name="T4">Jika D &lt; 0 maka didapat akar imajiner</text:span></text:p>
                <text:p text:style-name="P2"><text:span text:style-name="T4">Jika D = 0 maka x</text:span><text:span text:style-name="T5">1</text:span><text:span text:style-name="T4"> = x</text:span><text:span text:style-name="T5">2</text:span><text:span text:style-name="T4"> yang didapat dari D = -b / (2 * a)</text:span></text:p>
                <text:p text:style-name="P2"><text:span text:style-name="T4">Jika D &gt; 0 maka ada dua akar <text:s/>dan riil</text:span></text:p>
                <text:p text:style-name="P2"><text:span text:style-name="T4"/></text:p>
              </text:list-item>
              <text:list-item>
                <text:p text:style-name="P2"><text:span text:style-name="T1">Buat </text:span><text:span text:style-name="T2">Algoritma</text:span><text:span text:style-name="T1"> mencari 10 bilangan genap pertama dan jumlah totalnya!</text:span></text:p>
                <text:p text:style-name="P2"><text:span text:style-name="T1"/></text:p>
              </text:list-item>
              <text:list-item>
                <text:p text:style-name="P2"><text:span text:style-name="T1">Buat </text:span><text:span text:style-name="T2">flowchart </text:span><text:span text:style-name="T1">dari soal nomer 4 dan 5 di atas!</text:span><text:span text:style-name="T4"> 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8:48.253762691</meta:creation-date>
    <dc:date>2023-09-20T09:50:16.100810471</dc:date>
    <meta:editing-duration>PT1M28S</meta:editing-duration>
    <meta:editing-cycles>1</meta:editing-cycles>
    <meta:document-statistic meta:object-count="25"/>
    <meta:generator>LibreOffice/7.6.1.1$Linux_X86_64 LibreOffice_project/60$Build-1</meta:generator>
  </office:meta>
</office:document-meta>
</file>